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5-02-2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5-01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4-01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3-01-0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2-01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1-01-0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20-01-0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9-01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8-01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8-01-0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7-01-06 15:52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6-01-05 14:13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5-01-05 22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4-01-05 21:27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3-01-06 15:53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945100335101</text:p>
          </table:table-cell>
          <table:table-cell office:value-type="string" calcext:value-type="string">
            <text:p>33S 30W 22ADD 01</text:p>
          </table:table-cell>
          <table:table-cell office:value-type="string" calcext:value-type="string">
            <text:p>2012-01-06 20:58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